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33fc2" officeooo:paragraph-rsid="00133fc2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33fc2" officeooo:paragraph-rsid="00133fc2" style:font-weight-asian="normal" style:font-weight-complex="normal"/>
    </style:style>
    <style:style style:name="P3" style:family="paragraph" style:parent-style-name="Preformatted_20_Text">
      <style:text-properties style:text-underline-style="none" fo:font-weight="normal" officeooo:rsid="00133fc2" officeooo:paragraph-rsid="00133fc2" style:font-weight-asian="normal" style:font-weight-complex="normal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P5" style:family="paragraph" style:parent-style-name="Text_20_body" style:list-style-name="L1"/>
    <style:style style:name="P6" style:family="paragraph" style:parent-style-name="Text_20_body">
      <style:text-properties style:text-underline-style="none" fo:font-weight="normal" officeooo:rsid="00133fc2" officeooo:paragraph-rsid="00133fc2" style:font-weight-asian="normal" style:font-weight-complex="normal"/>
    </style:style>
    <style:style style:name="P7" style:family="paragraph" style:parent-style-name="Text_20_body">
      <style:paragraph-properties fo:margin-top="0in" fo:margin-bottom="0.1965in" loext:contextual-spacing="false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 GLOBBING</text:p>
      <text:p text:style-name="P1"/>
      <text:p text:style-name="P2">Glob characters are special characters which can be used to match file or path names.</text:p>
      <text:p text:style-name="P2"/>
      <text:p text:style-name="P6">For the details of how globbing works, you can view the man page on <text:span text:style-name="Strong_20_Emphasis">glob</text:span> in section 7 of manual by executing:</text:p>
      <text:p text:style-name="P4"><text:span text:style-name="Strong_20_Emphasis">sysadmin@localhost:~$</text:span> man 7 glob</text:p>
      <text:p text:style-name="Text_20_body">From that manual page: </text:p>
      <text:list xml:id="list5497398928566053446" text:style-name="L1">
        <text:list-item>
          <text:p text:style-name="P5"><text:span text:style-name="Variable">A string is a wildcard pattern if it contains one of the characters '?', '*', or '['. Globbing is the operation that expands a wildcard pattern into the list of pathnames matching the pattern.</text:span></text:p>
        </text:list-item>
      </text:list>
      <text:p text:style-name="P2">The shell is what performs the expansion of the wildcards, so the use of globbing is not limited to a particular command. Globbing is especially useful for file management, since it can be used to match the pathnames to files that you want to manage.</text:p>
      <text:p text:style-name="P2"/>
      <text:p text:style-name="P6">The <text:span text:style-name="Source_20_Text">*</text:span> wildcard can be used to match any string, including the empty string.</text:p>
      <text:p text:style-name="Preformatted_20_Text"><text:span text:style-name="Strong_20_Emphasis">sysadmin@localhost:~$</text:span> echo *</text:p>
      <text:p text:style-name="P4">Desktop Documents Downloads Music Pictures Public Templates Videos test</text:p>
      <text:p text:style-name="P6">In order to limit the <text:span text:style-name="Source_20_Text">*</text:span> wildcard, so that it matches fewer file names, it can be combined with other characters. For example, the pattern <text:span text:style-name="Source_20_Text">D*</text:span> will only match file names that start with a <text:span text:style-name="Source_20_Text">D</text:span> character:</text:p>
      <text:p text:style-name="Preformatted_20_Text"><text:span text:style-name="Strong_20_Emphasis">sysadmin@localhost:~$</text:span> echo D*</text:p>
      <text:p text:style-name="P4">Desktop Documents Downloads</text:p>
      <text:p text:style-name="P6">The <text:span text:style-name="Source_20_Text">*</text:span> character can appear anywhere in the pattern; it can even appear multiple times. It is possible to find a file that not only starts with a <text:span text:style-name="Source_20_Text">D</text:span>, but also contains the letter <text:span text:style-name="Source_20_Text">n</text:span>, by using the pattern <text:span text:style-name="Source_20_Text">D*n*</text:span>:</text:p>
      <text:p text:style-name="Preformatted_20_Text"><text:span text:style-name="Strong_20_Emphasis">sysadmin@localhost:~$</text:span> echo D*n*</text:p>
      <text:p text:style-name="P4">Documents Downloads</text:p>
      <text:p text:style-name="P2">The <text:span text:style-name="Source_20_Text">?</text:span> character in a string will match exactly one character. For example, to see all of the files in the <text:span text:style-name="Source_20_Text">/usr/bin</text:span> directory that only have one character in the filename, use the pattern <text:span text:style-name="Source_20_Text">/usr/bin/?</text:span>:</text:p>
      <text:p text:style-name="P2"/>
      <text:p text:style-name="P3"><text:span text:style-name="Strong_20_Emphasis">sysadmin@localhost:~$</text:span> cd /usr/bin</text:p>
      <text:p text:style-name="Preformatted_20_Text"><text:span text:style-name="Strong_20_Emphasis">sysadmin@localhost:/usr/bin$</text:span> echo ?</text:p>
      <text:p text:style-name="P4">[ w</text:p>
      <text:p text:style-name="Text_20_body">By adding more <text:span text:style-name="Source_20_Text">?</text:span> characters it is possible to match additional characters. In order to see which files had two or three characters as their filenames, execute the following two <text:span text:style-name="Source_20_Text">echo</text:span> commands:</text:p>
      <text:p text:style-name="Preformatted_20_Text"><text:span text:style-name="Strong_20_Emphasis">sysadmin@localhost:/usr/bin$</text:span> echo ??</text:p>
      <text:p text:style-name="Preformatted_20_Text">du ex hd id nl od pg pr sg tr ul vi wc xz</text:p>
      <text:p text:style-name="Preformatted_20_Text"><text:span text:style-name="Strong_20_Emphasis">sysadmin@localhost:/usr/bin$</text:span> echo ???</text:p>
      <text:p text:style-name="Preformatted_20_Text">a2p apt awk cal cmp col cut dig env eqn fmt gpg lcf ldd man pdb pic ptx rcp rev</text:p>
      <text:p text:style-name="P4">rsh s2p scp see seq ssh sum tac tbl tee tic toe top tty ucf who xxd yes zip</text:p>
      <text:p text:style-name="P7"><text:soft-page-break/>The incorporation of other characters to patterns using the <text:span text:style-name="Source_20_Text">?</text:span> character, including other wildcard characters, allow for more specific searches. For example, <text:span text:style-name="Source_20_Text">w??</text:span> will match files that started with the letter <text:span text:style-name="Source_20_Text">w</text:span>, and are <text:span text:style-name="Variable">exactly</text:span> three characters long:</text:p>
      <text:p text:style-name="Preformatted_20_Text"><text:span text:style-name="Strong_20_Emphasis">sysadmin@localhost:/usr/bin$</text:span> echo w??</text:p>
      <text:p text:style-name="P4">who</text:p>
      <text:p text:style-name="P7">While <text:span text:style-name="Source_20_Text">w??*</text:span> will match files that started with the letter <text:span text:style-name="Source_20_Text">w</text:span>, but are <text:span text:style-name="Variable">at least</text:span> three characters long:</text:p>
      <text:p text:style-name="Preformatted_20_Text"><text:span text:style-name="Strong_20_Emphasis">sysadmin@localhost:/usr/bin$</text:span> echo w??*</text:p>
      <text:p text:style-name="P4">w.procps wall watch wget whatis whereis which who whoami write</text:p>
      <text:p text:style-name="P7">By using the <text:span text:style-name="Source_20_Text">[</text:span> and its partner <text:span text:style-name="Source_20_Text">]</text:span> (the square brackets) a set of characters can be enclosed that will be used to match exactly one character. You can think of the square brackets as being like a <text:span text:style-name="Source_20_Text">?</text:span> wildcard, but limited to the characters that are listed inside of the square brackets.</text:p>
      <text:p text:style-name="Text_20_body">For example, using a pattern like <text:span text:style-name="Source_20_Text">[abcd]??</text:span> will match file names that start with an <text:span text:style-name="Source_20_Text">a</text:span>, <text:span text:style-name="Source_20_Text">b</text:span>, <text:span text:style-name="Source_20_Text">c</text:span>, or <text:span text:style-name="Source_20_Text">d</text:span> character and that are three characters long. Alternatively, letters that are <text:span text:style-name="Variable">consecutive</text:span>, can also be expressed as a range like <text:span text:style-name="Source_20_Text">[a-d]??</text:span>:</text:p>
      <text:p text:style-name="Preformatted_20_Text"><text:span text:style-name="Strong_20_Emphasis">sysadmin@localhost:/usr/bin$</text:span> echo [a-d]??</text:p>
      <text:p text:style-name="P4">a2p apt awk cal cmp col cut dig</text:p>
      <text:p text:style-name="P7"><text:span text:style-name="Strong_20_Emphasis">Consider This</text:span></text:p>
      <text:p text:style-name="Text_20_body">When the <text:span text:style-name="Source_20_Text">-</text:span> character is used with square brackets, it is referred to as a <text:span text:style-name="Variable">range</text:span>. For example: <text:span text:style-name="Source_20_Text">[a-z]</text:span> would match any single character that is within the range of characters from <text:span text:style-name="Source_20_Text">a</text:span> to <text:span text:style-name="Source_20_Text">z</text:span>.</text:p>
      <text:p text:style-name="Text_20_body">This range is defined by the ASCII text table. Simply use a lower value character from the ASCII table as the first character and a higher value as the second.</text:p>
      <text:p text:style-name="Text_20_body">To see what values characters have in the ASCII text table, either search for "ASCII text table" on the Internet or view the table with the <text:span text:style-name="Source_20_Text">ascii</text:span> command.</text:p>
      <text:p text:style-name="P7">The <text:span text:style-name="Source_20_Text">touch</text:span> command in the following example is used to create the files that will be matched. Single quotes were used when specifying the filename to create with the <text:span text:style-name="Source_20_Text">touch</text:span> command because within single quotes, globbing characters lose their special meaning to the shell.</text:p>
      <text:p text:style-name="Preformatted_20_Text"><text:span text:style-name="Strong_20_Emphasis">sysadmin@localhost:~/Documents$</text:span> touch '*' '**' '***' '?' '??' '???' '[][][]'</text:p>
      <text:p text:style-name="Preformatted_20_Text"><text:span text:style-name="Strong_20_Emphasis">sysadmin@localhost:~/Documents$</text:span> ls</text:p>
      <text:p text:style-name="P4">* <text:s/>** <text:s/>*** <text:s/>? <text:s/>?? <text:s/>??? <text:s/>[][][]</text:p>
      <text:p text:style-name="Text_20_body">When placed inside of the square brackets, the wildcard characters lose their wildcard meaning and only match themselves. So a pattern like <text:span text:style-name="Source_20_Text">[*]*</text:span> would match a file name that begins with an <text:span text:style-name="Source_20_Text">*</text:span> character. A pattern of <text:span text:style-name="Source_20_Text">[?]*</text:span> would match a filename that begins with a <text:span text:style-name="Source_20_Text">?</text:span> character.</text:p>
      <text:p text:style-name="Preformatted_20_Text"><text:span text:style-name="Strong_20_Emphasis">sysadmin@localhost:~/Documents$</text:span> echo [*]*</text:p>
      <text:p text:style-name="Preformatted_20_Text"><text:soft-page-break/>* ** ***</text:p>
      <text:p text:style-name="Preformatted_20_Text"><text:span text:style-name="Strong_20_Emphasis">sysadmin@localhost:~/Documents$</text:span> echo [?]*</text:p>
      <text:p text:style-name="P4">? ?? ???</text:p>
      <text:p text:style-name="P4"/>
      <text:p text:style-name="P6">Even using square brackets inside of the square brackets will match a square bracket, so <text:span text:style-name="Source_20_Text">[[]]*</text:span> would match a file name that starts with the square brackets:</text:p>
      <text:p text:style-name="Preformatted_20_Text"><text:span text:style-name="Strong_20_Emphasis">sysadmin@localhost:~/Documents$</text:span> echo [[]]*</text:p>
      <text:p text:style-name="P4">[][][]</text:p>
      <text:p text:style-name="Text_20_body">Normally you want to avoid using special characters like <text:span text:style-name="Source_20_Text">*</text:span>, <text:span text:style-name="Source_20_Text">?</text:span>, <text:span text:style-name="Source_20_Text">[</text:span> and <text:span text:style-name="Source_20_Text">]</text:span> within filenames because these characters, when used in a file name on the command line, can end up matching other file names unintentionally.</text:p>
      <text:p text:style-name="P6">Just as with the other wildcard characters, the square brackets can appear multiple times in a pattern. For example, to match a file in the <text:span text:style-name="Source_20_Text">/usr/bin</text:span> directory that contains at least two digits in the filename use the pattern <text:span text:style-name="Source_20_Text">/etc/*[0-9][0-9]*</text:span>:</text:p>
      <text:p text:style-name="Preformatted_20_Text"><text:span text:style-name="Strong_20_Emphasis">sysadmin@localhost:~/Documents$</text:span> cd /usr/bin</text:p>
      <text:p text:style-name="Preformatted_20_Text"><text:span text:style-name="Strong_20_Emphasis">sysadmin@localhost:/usr/bin$</text:span> echo *[0-9][0-9]*</text:p>
      <text:p text:style-name="P4">base64 i386 linux32 linux64 perl5.18.2 pstree.x11 sha224sum sha256sum sha384sum sha512sum x86_64</text:p>
      <text:p text:style-name="Text_20_body">The square brackets also support negating the set of characters (also called complementation). If the first character inside of the square brackets is either <text:span text:style-name="Source_20_Text">!</text:span> or <text:span text:style-name="Source_20_Text">^</text:span>, then that first character has a special meaning of <text:span text:style-name="Variable">not the following characters</text:span>, meaning match a single character that is not within the set of characters that follows it.</text:p>
      <text:p text:style-name="Text_20_body">In other words, the pattern <text:span text:style-name="Source_20_Text">[!a-v]*</text:span> would match a file name that does not begin with a letter <text:span text:style-name="Source_20_Text">a</text:span> through <text:span text:style-name="Source_20_Text">v</text:span>:</text:p>
      <text:p text:style-name="Preformatted_20_Text"><text:span text:style-name="Strong_20_Emphasis">sysadmin@localhost:/usr/bin$</text:span> echo [!a-v]*</text:p>
      <text:p text:style-name="Preformatted_20_Text">2to3 2to3-2.7 2to3-3.4 [ w w.procps wall watch wc wget whatis whereis which who</text:p>
      <text:p text:style-name="P4">whoami write x86_64 xargs xauth xgettext xsubpp xxd xz xzcat xzcmp xzdiff xzegrep xzfgrep xzgrep xzless xzmore yes zdump zip zipcloak zipdetails zipgrep zipinfo zipnote zipsplit zsoelim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7:21:00.427982252</meta:creation-date>
    <meta:generator>LibreOffice/5.0.6.2$Linux_X86_64 LibreOffice_project/00m0$Build-2</meta:generator>
    <dc:date>2017-01-16T19:43:37.142582837</dc:date>
    <meta:editing-duration>PT2H22M31S</meta:editing-duration>
    <meta:editing-cycles>10</meta:editing-cycles>
    <meta:document-statistic meta:table-count="0" meta:image-count="0" meta:object-count="0" meta:page-count="3" meta:paragraph-count="62" meta:word-count="1016" meta:character-count="6078" meta:non-whitespace-character-count="5118"/>
  </office:meta>
</office:document-meta>
</file>